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6.71mm"/>
    </style:style>
    <style:style style:name="co3" style:family="table-column">
      <style:table-column-properties fo:break-before="auto" style:column-width="36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2.log" table:style-name="ta1">
        <table:shapes>
          <draw:frame draw:z-index="0" draw:style-name="gr1" draw:text-style-name="P1" svg:width="159.99mm" svg:height="89.99mm" svg:x="88.79mm" svg:y="1mm">
            <loext:p draw:notify-on-update-of-ranges="'cameraslog_2.log'.A2:'cameraslog_2.log'.A1001 'cameraslog_2.log'.B1:'cameraslog_2.log'.B1 'cameraslog_2.log'.B2:'cameraslog_2.log'.B1001 'cameraslog_2.log'.A2:'cameraslog_2.log'.A1001 'cameraslog_2.log'.C1:'cameraslog_2.log'.C1 'cameraslog_2.log'.C2:'cameraslog_2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572821" calcext:value-type="float">
            <text:p>12,5728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1297" calcext:value-type="float">
            <text:p>12,412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445339" calcext:value-type="float">
            <text:p>11,4453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9767" calcext:value-type="float">
            <text:p>10,397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741658" calcext:value-type="float">
            <text:p>10,7416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85819" calcext:value-type="float">
            <text:p>10,4858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365883" calcext:value-type="float">
            <text:p>10,3658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445983" calcext:value-type="float">
            <text:p>10,44598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230142" calcext:value-type="float">
            <text:p>10,23014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086252" calcext:value-type="float">
            <text:p>10,0862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086252" calcext:value-type="float">
            <text:p>10,0862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534129" calcext:value-type="float">
            <text:p>10,5341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09435" calcext:value-type="float">
            <text:p>10,094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326187" calcext:value-type="float">
            <text:p>10,3261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358286" calcext:value-type="float">
            <text:p>10,3582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982377" calcext:value-type="float">
            <text:p>9,9823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.982377" calcext:value-type="float">
            <text:p>9,98237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038386" calcext:value-type="float">
            <text:p>10,0383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038386" calcext:value-type="float">
            <text:p>10,0383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038386" calcext:value-type="float">
            <text:p>10,03838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374361" calcext:value-type="float">
            <text:p>10,37436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.39864" calcext:value-type="float">
            <text:p>9,398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710925" calcext:value-type="float">
            <text:p>8,7109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942951" calcext:value-type="float">
            <text:p>8,94295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.958948" calcext:value-type="float">
            <text:p>8,9589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.958948" calcext:value-type="float">
            <text:p>8,9589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966974" calcext:value-type="float">
            <text:p>8,9669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966974" calcext:value-type="float">
            <text:p>8,96697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791111" calcext:value-type="float">
            <text:p>8,7911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75222" calcext:value-type="float">
            <text:p>8,5752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583301" calcext:value-type="float">
            <text:p>8,58330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495332" calcext:value-type="float">
            <text:p>8,4953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615344" calcext:value-type="float">
            <text:p>8,61534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591349" calcext:value-type="float">
            <text:p>8,5913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663229" calcext:value-type="float">
            <text:p>8,6632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663229" calcext:value-type="float">
            <text:p>8,66322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.567362" calcext:value-type="float">
            <text:p>8,5673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.567362" calcext:value-type="float">
            <text:p>8,5673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567362" calcext:value-type="float">
            <text:p>8,56736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663452" calcext:value-type="float">
            <text:p>8,6634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83947" calcext:value-type="float">
            <text:p>8,839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047715" calcext:value-type="float">
            <text:p>8,0477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239741" calcext:value-type="float">
            <text:p>8,2397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359731" calcext:value-type="float">
            <text:p>8,3597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303671" calcext:value-type="float">
            <text:p>8,30367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599627" calcext:value-type="float">
            <text:p>8,5996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599627" calcext:value-type="float">
            <text:p>8,5996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335647" calcext:value-type="float">
            <text:p>8,33564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399618" calcext:value-type="float">
            <text:p>8,3996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399618" calcext:value-type="float">
            <text:p>8,3996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399618" calcext:value-type="float">
            <text:p>8,3996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.54355" calcext:value-type="float">
            <text:p>8,5435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.215711" calcext:value-type="float">
            <text:p>8,21571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.503668" calcext:value-type="float">
            <text:p>8,50366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.607625" calcext:value-type="float">
            <text:p>8,6076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.607625" calcext:value-type="float">
            <text:p>8,6076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.391718" calcext:value-type="float">
            <text:p>8,3917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.567641" calcext:value-type="float">
            <text:p>8,5676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567641" calcext:value-type="float">
            <text:p>8,56764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599714" calcext:value-type="float">
            <text:p>8,5997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.919677" calcext:value-type="float">
            <text:p>8,91967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927654" calcext:value-type="float">
            <text:p>8,92765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055693" calcext:value-type="float">
            <text:p>9,05569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231697" calcext:value-type="float">
            <text:p>9,23169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471668" calcext:value-type="float">
            <text:p>9,47166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367718" calcext:value-type="float">
            <text:p>9,3677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623695" calcext:value-type="float">
            <text:p>9,6236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567721" calcext:value-type="float">
            <text:p>9,56772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359724" calcext:value-type="float">
            <text:p>9,3597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23169" calcext:value-type="float">
            <text:p>9,231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271686" calcext:value-type="float">
            <text:p>9,27168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12768" calcext:value-type="float">
            <text:p>9,127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12768" calcext:value-type="float">
            <text:p>9,127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12768" calcext:value-type="float">
            <text:p>9,127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.967662" calcext:value-type="float">
            <text:p>8,9676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967662" calcext:value-type="float">
            <text:p>8,9676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.967662" calcext:value-type="float">
            <text:p>8,96766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095624" calcext:value-type="float">
            <text:p>9,0956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975673" calcext:value-type="float">
            <text:p>8,97567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09567" calcext:value-type="float">
            <text:p>9,0956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583923" calcext:value-type="float">
            <text:p>8,5839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695896" calcext:value-type="float">
            <text:p>8,69589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823935" calcext:value-type="float">
            <text:p>8,8239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031926" calcext:value-type="float">
            <text:p>9,0319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023934" calcext:value-type="float">
            <text:p>9,0239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023934" calcext:value-type="float">
            <text:p>9,0239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023934" calcext:value-type="float">
            <text:p>9,0239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023934" calcext:value-type="float">
            <text:p>9,0239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82392" calcext:value-type="float">
            <text:p>8,823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71988" calcext:value-type="float">
            <text:p>8,719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71988" calcext:value-type="float">
            <text:p>8,719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815917" calcext:value-type="float">
            <text:p>8,81591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679898" calcext:value-type="float">
            <text:p>8,67989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887894" calcext:value-type="float">
            <text:p>8,88789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759868" calcext:value-type="float">
            <text:p>8,75986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863909" calcext:value-type="float">
            <text:p>8,86390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791934" calcext:value-type="float">
            <text:p>8,7919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791934" calcext:value-type="float">
            <text:p>8,79193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.76788" calcext:value-type="float">
            <text:p>8,7678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575868" calcext:value-type="float">
            <text:p>8,5758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575868" calcext:value-type="float">
            <text:p>8,5758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887832" calcext:value-type="float">
            <text:p>8,8878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775923" calcext:value-type="float">
            <text:p>8,7759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.775923" calcext:value-type="float">
            <text:p>8,7759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775923" calcext:value-type="float">
            <text:p>8,7759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567928" calcext:value-type="float">
            <text:p>8,5679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567928" calcext:value-type="float">
            <text:p>8,5679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567928" calcext:value-type="float">
            <text:p>8,5679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519946" calcext:value-type="float">
            <text:p>8,51994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735942" calcext:value-type="float">
            <text:p>8,7359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735942" calcext:value-type="float">
            <text:p>8,7359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607916" calcext:value-type="float">
            <text:p>8,60791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735945" calcext:value-type="float">
            <text:p>8,7359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735945" calcext:value-type="float">
            <text:p>8,7359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735945" calcext:value-type="float">
            <text:p>8,7359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735945" calcext:value-type="float">
            <text:p>8,7359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735945" calcext:value-type="float">
            <text:p>8,73594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615911" calcext:value-type="float">
            <text:p>8,61591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327953" calcext:value-type="float">
            <text:p>8,3279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439896" calcext:value-type="float">
            <text:p>8,4398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327871" calcext:value-type="float">
            <text:p>8,3278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279882" calcext:value-type="float">
            <text:p>8,279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279882" calcext:value-type="float">
            <text:p>8,279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279882" calcext:value-type="float">
            <text:p>8,279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279882" calcext:value-type="float">
            <text:p>8,279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279882" calcext:value-type="float">
            <text:p>8,279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279882" calcext:value-type="float">
            <text:p>8,279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991928" calcext:value-type="float">
            <text:p>7,9919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.991928" calcext:value-type="float">
            <text:p>7,9919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.991928" calcext:value-type="float">
            <text:p>7,9919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.919869" calcext:value-type="float">
            <text:p>7,9198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.919869" calcext:value-type="float">
            <text:p>7,9198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919869" calcext:value-type="float">
            <text:p>7,9198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.919869" calcext:value-type="float">
            <text:p>7,9198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031919" calcext:value-type="float">
            <text:p>8,0319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023913" calcext:value-type="float">
            <text:p>8,0239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151941" calcext:value-type="float">
            <text:p>8,1519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375938" calcext:value-type="float">
            <text:p>8,37593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295882" calcext:value-type="float">
            <text:p>8,29588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175936" calcext:value-type="float">
            <text:p>8,1759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175936" calcext:value-type="float">
            <text:p>8,17593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279899" calcext:value-type="float">
            <text:p>8,27989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463899" calcext:value-type="float">
            <text:p>8,46389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207921" calcext:value-type="float">
            <text:p>8,2079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207921" calcext:value-type="float">
            <text:p>8,2079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207921" calcext:value-type="float">
            <text:p>8,2079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423924" calcext:value-type="float">
            <text:p>8,42392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367945" calcext:value-type="float">
            <text:p>8,367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239922" calcext:value-type="float">
            <text:p>8,2399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239922" calcext:value-type="float">
            <text:p>8,2399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143947" calcext:value-type="float">
            <text:p>8,1439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143947" calcext:value-type="float">
            <text:p>8,1439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143947" calcext:value-type="float">
            <text:p>8,1439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143947" calcext:value-type="float">
            <text:p>8,1439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143947" calcext:value-type="float">
            <text:p>8,1439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143947" calcext:value-type="float">
            <text:p>8,1439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047907" calcext:value-type="float">
            <text:p>8,04790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.927869" calcext:value-type="float">
            <text:p>7,9278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927869" calcext:value-type="float">
            <text:p>7,92786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039823" calcext:value-type="float">
            <text:p>8,0398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071896" calcext:value-type="float">
            <text:p>8,0718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071896" calcext:value-type="float">
            <text:p>8,0718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071896" calcext:value-type="float">
            <text:p>8,0718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071896" calcext:value-type="float">
            <text:p>8,0718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071896" calcext:value-type="float">
            <text:p>8,07189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255838" calcext:value-type="float">
            <text:p>8,255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271838" calcext:value-type="float">
            <text:p>8,2718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223795" calcext:value-type="float">
            <text:p>8,2237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047786" calcext:value-type="float">
            <text:p>8,04778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.831836" calcext:value-type="float">
            <text:p>7,831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.831836" calcext:value-type="float">
            <text:p>7,831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.831836" calcext:value-type="float">
            <text:p>7,831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.831836" calcext:value-type="float">
            <text:p>7,831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831836" calcext:value-type="float">
            <text:p>7,8318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703817" calcext:value-type="float">
            <text:p>7,70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.58379" calcext:value-type="float">
            <text:p>7,583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.58379" calcext:value-type="float">
            <text:p>7,583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.471824" calcext:value-type="float">
            <text:p>7,4718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.631838" calcext:value-type="float">
            <text:p>7,63183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671898" calcext:value-type="float">
            <text:p>7,6718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671898" calcext:value-type="float">
            <text:p>7,6718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.671898" calcext:value-type="float">
            <text:p>7,6718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.671898" calcext:value-type="float">
            <text:p>7,6718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.671898" calcext:value-type="float">
            <text:p>7,67189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.639828" calcext:value-type="float">
            <text:p>7,6398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.639828" calcext:value-type="float">
            <text:p>7,6398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7.639828" calcext:value-type="float">
            <text:p>7,6398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7.639828" calcext:value-type="float">
            <text:p>7,6398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879814" calcext:value-type="float">
            <text:p>7,87981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007769" calcext:value-type="float">
            <text:p>8,00776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.663817" calcext:value-type="float">
            <text:p>7,66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663817" calcext:value-type="float">
            <text:p>7,66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7.663817" calcext:value-type="float">
            <text:p>7,66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7.663817" calcext:value-type="float">
            <text:p>7,66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.663817" calcext:value-type="float">
            <text:p>7,66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.663817" calcext:value-type="float">
            <text:p>7,66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.663817" calcext:value-type="float">
            <text:p>7,6638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.575773" calcext:value-type="float">
            <text:p>7,57577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.799752" calcext:value-type="float">
            <text:p>7,7997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7.799752" calcext:value-type="float">
            <text:p>7,7997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7.799752" calcext:value-type="float">
            <text:p>7,7997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7.967781" calcext:value-type="float">
            <text:p>7,9677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.967781" calcext:value-type="float">
            <text:p>7,9677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855823" calcext:value-type="float">
            <text:p>7,8558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7.855823" calcext:value-type="float">
            <text:p>7,8558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.967791" calcext:value-type="float">
            <text:p>7,9677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.967791" calcext:value-type="float">
            <text:p>7,9677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7.967791" calcext:value-type="float">
            <text:p>7,9677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7.967791" calcext:value-type="float">
            <text:p>7,9677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7.967791" calcext:value-type="float">
            <text:p>7,9677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967791" calcext:value-type="float">
            <text:p>7,9677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.967791" calcext:value-type="float">
            <text:p>7,9677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287732" calcext:value-type="float">
            <text:p>8,2877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287732" calcext:value-type="float">
            <text:p>8,2877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287732" calcext:value-type="float">
            <text:p>8,2877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287732" calcext:value-type="float">
            <text:p>8,2877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287732" calcext:value-type="float">
            <text:p>8,2877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287732" calcext:value-type="float">
            <text:p>8,2877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199766" calcext:value-type="float">
            <text:p>8,19976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135893" calcext:value-type="float">
            <text:p>8,13589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167883" calcext:value-type="float">
            <text:p>8,1678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167883" calcext:value-type="float">
            <text:p>8,16788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031863" calcext:value-type="float">
            <text:p>8,0318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031863" calcext:value-type="float">
            <text:p>8,03186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.967795" calcext:value-type="float">
            <text:p>7,9677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.967795" calcext:value-type="float">
            <text:p>7,9677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.967795" calcext:value-type="float">
            <text:p>7,96779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.919809" calcext:value-type="float">
            <text:p>7,9198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655834" calcext:value-type="float">
            <text:p>7,6558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.59979" calcext:value-type="float">
            <text:p>7,599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.59979" calcext:value-type="float">
            <text:p>7,599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607842" calcext:value-type="float">
            <text:p>7,6078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.607842" calcext:value-type="float">
            <text:p>7,6078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607842" calcext:value-type="float">
            <text:p>7,6078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607842" calcext:value-type="float">
            <text:p>7,6078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.607842" calcext:value-type="float">
            <text:p>7,6078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.607842" calcext:value-type="float">
            <text:p>7,6078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.607842" calcext:value-type="float">
            <text:p>7,6078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.487828" calcext:value-type="float">
            <text:p>7,4878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.487828" calcext:value-type="float">
            <text:p>7,4878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.487828" calcext:value-type="float">
            <text:p>7,4878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.487828" calcext:value-type="float">
            <text:p>7,4878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.447841" calcext:value-type="float">
            <text:p>7,4478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447841" calcext:value-type="float">
            <text:p>7,44784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223852" calcext:value-type="float">
            <text:p>7,22385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7.263764" calcext:value-type="float">
            <text:p>7,2637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263764" calcext:value-type="float">
            <text:p>7,26376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.175747" calcext:value-type="float">
            <text:p>7,17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.175747" calcext:value-type="float">
            <text:p>7,17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7.175747" calcext:value-type="float">
            <text:p>7,17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.175747" calcext:value-type="float">
            <text:p>7,17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175747" calcext:value-type="float">
            <text:p>7,17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.175747" calcext:value-type="float">
            <text:p>7,17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.175747" calcext:value-type="float">
            <text:p>7,17574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.279763" calcext:value-type="float">
            <text:p>7,2797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.279763" calcext:value-type="float">
            <text:p>7,2797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7.279763" calcext:value-type="float">
            <text:p>7,27976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.303806" calcext:value-type="float">
            <text:p>7,303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.303806" calcext:value-type="float">
            <text:p>7,303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.303806" calcext:value-type="float">
            <text:p>7,303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.303806" calcext:value-type="float">
            <text:p>7,30380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.415793" calcext:value-type="float">
            <text:p>7,41579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7.567808" calcext:value-type="float">
            <text:p>7,5678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.503756" calcext:value-type="float">
            <text:p>7,50375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.583801" calcext:value-type="float">
            <text:p>7,5838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.583801" calcext:value-type="float">
            <text:p>7,5838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.583801" calcext:value-type="float">
            <text:p>7,5838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.583801" calcext:value-type="float">
            <text:p>7,5838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.583801" calcext:value-type="float">
            <text:p>7,5838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7.583801" calcext:value-type="float">
            <text:p>7,5838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.343809" calcext:value-type="float">
            <text:p>7,3438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343809" calcext:value-type="float">
            <text:p>7,3438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7.343809" calcext:value-type="float">
            <text:p>7,3438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.287761" calcext:value-type="float">
            <text:p>7,2877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.287761" calcext:value-type="float">
            <text:p>7,2877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.287761" calcext:value-type="float">
            <text:p>7,2877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287761" calcext:value-type="float">
            <text:p>7,2877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.287761" calcext:value-type="float">
            <text:p>7,2877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.30382" calcext:value-type="float">
            <text:p>7,3038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7.351805" calcext:value-type="float">
            <text:p>7,3518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.351805" calcext:value-type="float">
            <text:p>7,3518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7.351805" calcext:value-type="float">
            <text:p>7,35180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487831" calcext:value-type="float">
            <text:p>7,48783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28783" calcext:value-type="float">
            <text:p>7,287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28783" calcext:value-type="float">
            <text:p>7,287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28783" calcext:value-type="float">
            <text:p>7,287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28783" calcext:value-type="float">
            <text:p>7,287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239781" calcext:value-type="float">
            <text:p>7,2397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295817" calcext:value-type="float">
            <text:p>7,2958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055839" calcext:value-type="float">
            <text:p>7,0558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055839" calcext:value-type="float">
            <text:p>7,0558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055839" calcext:value-type="float">
            <text:p>7,0558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055839" calcext:value-type="float">
            <text:p>7,0558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055839" calcext:value-type="float">
            <text:p>7,0558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055839" calcext:value-type="float">
            <text:p>7,0558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79836" calcext:value-type="float">
            <text:p>6,8798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79836" calcext:value-type="float">
            <text:p>6,8798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879836" calcext:value-type="float">
            <text:p>6,8798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879836" calcext:value-type="float">
            <text:p>6,8798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615861" calcext:value-type="float">
            <text:p>6,6158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583801" calcext:value-type="float">
            <text:p>6,583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583801" calcext:value-type="float">
            <text:p>6,58380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535831" calcext:value-type="float">
            <text:p>6,535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535831" calcext:value-type="float">
            <text:p>6,5358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647866" calcext:value-type="float">
            <text:p>6,64786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99875" calcext:value-type="float">
            <text:p>6,5998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27884" calcext:value-type="float">
            <text:p>6,727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27884" calcext:value-type="float">
            <text:p>6,727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727884" calcext:value-type="float">
            <text:p>6,727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727884" calcext:value-type="float">
            <text:p>6,727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727884" calcext:value-type="float">
            <text:p>6,727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27884" calcext:value-type="float">
            <text:p>6,7278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67809" calcext:value-type="float">
            <text:p>6,76780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383875" calcext:value-type="float">
            <text:p>6,3838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415851" calcext:value-type="float">
            <text:p>6,4158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375797" calcext:value-type="float">
            <text:p>6,3757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327897" calcext:value-type="float">
            <text:p>6,327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327897" calcext:value-type="float">
            <text:p>6,3278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271836" calcext:value-type="float">
            <text:p>6,2718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271836" calcext:value-type="float">
            <text:p>6,2718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263783" calcext:value-type="float">
            <text:p>6,26378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27979" calcext:value-type="float">
            <text:p>6,2797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223799" calcext:value-type="float">
            <text:p>6,2237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223799" calcext:value-type="float">
            <text:p>6,2237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223799" calcext:value-type="float">
            <text:p>6,2237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223799" calcext:value-type="float">
            <text:p>6,2237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223799" calcext:value-type="float">
            <text:p>6,2237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231735" calcext:value-type="float">
            <text:p>6,2317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07184" calcext:value-type="float">
            <text:p>6,071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07184" calcext:value-type="float">
            <text:p>6,0718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127884" calcext:value-type="float">
            <text:p>6,127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127884" calcext:value-type="float">
            <text:p>6,127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127884" calcext:value-type="float">
            <text:p>6,127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.9039" calcext:value-type="float">
            <text:p>5,90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.895823" calcext:value-type="float">
            <text:p>5,8958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.895823" calcext:value-type="float">
            <text:p>5,8958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.903799" calcext:value-type="float">
            <text:p>5,9037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.903799" calcext:value-type="float">
            <text:p>5,90379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.959726" calcext:value-type="float">
            <text:p>5,9597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.959726" calcext:value-type="float">
            <text:p>5,9597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.959726" calcext:value-type="float">
            <text:p>5,9597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.887773" calcext:value-type="float">
            <text:p>5,887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.887773" calcext:value-type="float">
            <text:p>5,887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.887773" calcext:value-type="float">
            <text:p>5,887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.887773" calcext:value-type="float">
            <text:p>5,887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887773" calcext:value-type="float">
            <text:p>5,887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.887773" calcext:value-type="float">
            <text:p>5,887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.887773" calcext:value-type="float">
            <text:p>5,8877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.895839" calcext:value-type="float">
            <text:p>5,89583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.839849" calcext:value-type="float">
            <text:p>5,83984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.895835" calcext:value-type="float">
            <text:p>5,8958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047778" calcext:value-type="float">
            <text:p>6,04777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071785" calcext:value-type="float">
            <text:p>6,0717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071785" calcext:value-type="float">
            <text:p>6,0717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071785" calcext:value-type="float">
            <text:p>6,0717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071785" calcext:value-type="float">
            <text:p>6,0717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071785" calcext:value-type="float">
            <text:p>6,0717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071785" calcext:value-type="float">
            <text:p>6,0717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071785" calcext:value-type="float">
            <text:p>6,0717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119829" calcext:value-type="float">
            <text:p>6,1198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151819" calcext:value-type="float">
            <text:p>6,1518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151819" calcext:value-type="float">
            <text:p>6,1518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151819" calcext:value-type="float">
            <text:p>6,1518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151819" calcext:value-type="float">
            <text:p>6,1518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151819" calcext:value-type="float">
            <text:p>6,1518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191884" calcext:value-type="float">
            <text:p>6,191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191884" calcext:value-type="float">
            <text:p>6,191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191884" calcext:value-type="float">
            <text:p>6,191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191884" calcext:value-type="float">
            <text:p>6,191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191884" calcext:value-type="float">
            <text:p>6,19188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.935899" calcext:value-type="float">
            <text:p>5,93589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.943841" calcext:value-type="float">
            <text:p>5,9438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.855814" calcext:value-type="float">
            <text:p>5,8558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831826" calcext:value-type="float">
            <text:p>5,8318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.831826" calcext:value-type="float">
            <text:p>5,8318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.831826" calcext:value-type="float">
            <text:p>5,8318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.831826" calcext:value-type="float">
            <text:p>5,8318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.831826" calcext:value-type="float">
            <text:p>5,8318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.815887" calcext:value-type="float">
            <text:p>5,81588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.783839" calcext:value-type="float">
            <text:p>5,7838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.783839" calcext:value-type="float">
            <text:p>5,7838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5.783839" calcext:value-type="float">
            <text:p>5,7838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.783839" calcext:value-type="float">
            <text:p>5,7838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.783839" calcext:value-type="float">
            <text:p>5,7838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783839" calcext:value-type="float">
            <text:p>5,7838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.759841" calcext:value-type="float">
            <text:p>5,7598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.759841" calcext:value-type="float">
            <text:p>5,7598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.759841" calcext:value-type="float">
            <text:p>5,75984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767888" calcext:value-type="float">
            <text:p>5,7678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5.775844" calcext:value-type="float">
            <text:p>5,7758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.559841" calcext:value-type="float">
            <text:p>5,55984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.551894" calcext:value-type="float">
            <text:p>5,5518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5.551894" calcext:value-type="float">
            <text:p>5,55189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.551898" calcext:value-type="float">
            <text:p>5,5518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551898" calcext:value-type="float">
            <text:p>5,5518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5.551898" calcext:value-type="float">
            <text:p>5,5518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.551898" calcext:value-type="float">
            <text:p>5,55189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.567895" calcext:value-type="float">
            <text:p>5,5678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.527902" calcext:value-type="float">
            <text:p>5,5279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543819" calcext:value-type="float">
            <text:p>5,5438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.551787" calcext:value-type="float">
            <text:p>5,5517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495754" calcext:value-type="float">
            <text:p>5,49575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.375798" calcext:value-type="float">
            <text:p>5,37579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29582" calcext:value-type="float">
            <text:p>5,29582</text:p>
          </table:table-cell>
          <table:table-cell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46:38.96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46:53.649000000</dc:date>
    <meta:editing-duration>PT1M12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2.log'.A2:'cameraslog_2.log'.C1001 'cameraslog_2.log'.B1:'cameraslog_2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2.log'.B2:'cameraslog_2.log'.B1001" chart:label-cell-address="'cameraslog_2.log'.B1:'cameraslog_2.log'.B1" chart:class="chart:scatter">
            <chart:domain table:cell-range-address="'cameraslog_2.log'.A2:'cameraslog_2.log'.A1001"/>
            <chart:data-point chart:repeated="1000"/>
          </chart:series>
          <chart:series chart:style-name="ch8" chart:values-cell-range-address="'cameraslog_2.log'.C2:'cameraslog_2.log'.C1001" chart:label-cell-address="'cameraslog_2.log'.C1:'cameraslog_2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2.log'.B1:'cameraslog_2.log'.B1</svg:desc>
                </draw:g>
              </table:table-cell>
              <table:table-cell office:value-type="string">
                <text:p>number of cameras</text:p>
                <draw:g>
                  <svg:desc>'cameraslog_2.log'.C1:'cameraslog_2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2.log'.A2:'cameraslog_2.log'.A1001</svg:desc>
                </draw:g>
              </table:table-cell>
              <table:table-cell office:value-type="float" office:value="12.572821">
                <text:p>12.572821</text:p>
                <draw:g>
                  <svg:desc>'cameraslog_2.log'.B2:'cameraslog_2.log'.B1001</svg:desc>
                </draw:g>
              </table:table-cell>
              <table:table-cell office:value-type="float" office:value="16">
                <text:p>16</text:p>
                <draw:g>
                  <svg:desc>'cameraslog_2.log'.C2:'cameraslog_2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.41297">
                <text:p>12.412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1.445339">
                <text:p>11.4453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39767">
                <text:p>10.397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741658">
                <text:p>10.7416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485819">
                <text:p>10.4858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365883">
                <text:p>10.36588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445983">
                <text:p>10.44598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230142">
                <text:p>10.23014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086252">
                <text:p>10.0862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086252">
                <text:p>10.0862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534129">
                <text:p>10.5341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09435">
                <text:p>10.094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326187">
                <text:p>10.3261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358286">
                <text:p>10.3582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982377">
                <text:p>9.982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982377">
                <text:p>9.9823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038386">
                <text:p>10.0383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038386">
                <text:p>10.0383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038386">
                <text:p>10.0383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374361">
                <text:p>10.37436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9864">
                <text:p>9.3986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10925">
                <text:p>8.7109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942951">
                <text:p>8.9429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958948">
                <text:p>8.9589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958948">
                <text:p>8.95894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966974">
                <text:p>8.9669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966974">
                <text:p>8.9669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791111">
                <text:p>8.7911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575222">
                <text:p>8.57522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83301">
                <text:p>8.5833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495332">
                <text:p>8.4953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615344">
                <text:p>8.6153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91349">
                <text:p>8.59134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63229">
                <text:p>8.6632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63229">
                <text:p>8.66322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67362">
                <text:p>8.5673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567362">
                <text:p>8.5673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567362">
                <text:p>8.5673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663452">
                <text:p>8.6634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3947">
                <text:p>8.839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.047715">
                <text:p>8.04771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239741">
                <text:p>8.2397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359731">
                <text:p>8.35973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.303671">
                <text:p>8.3036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599627">
                <text:p>8.5996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8.599627">
                <text:p>8.5996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.335647">
                <text:p>8.3356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8.399618">
                <text:p>8.3996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.399618">
                <text:p>8.3996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8.399618">
                <text:p>8.39961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54355">
                <text:p>8.5435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8.215711">
                <text:p>8.2157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.503668">
                <text:p>8.5036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8.607625">
                <text:p>8.6076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.607625">
                <text:p>8.6076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391718">
                <text:p>8.3917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.567641">
                <text:p>8.5676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8.567641">
                <text:p>8.5676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.599714">
                <text:p>8.59971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8.919677">
                <text:p>8.9196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8.927654">
                <text:p>8.9276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9.055693">
                <text:p>9.05569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231697">
                <text:p>9.23169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471668">
                <text:p>9.4716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367718">
                <text:p>9.3677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623695">
                <text:p>9.6236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.567721">
                <text:p>9.56772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.359724">
                <text:p>9.3597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23169">
                <text:p>9.231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271686">
                <text:p>9.27168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12768">
                <text:p>9.127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.12768">
                <text:p>9.127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.12768">
                <text:p>9.127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.967662">
                <text:p>8.9676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967662">
                <text:p>8.9676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.967662">
                <text:p>8.9676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095624">
                <text:p>9.0956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975673">
                <text:p>8.97567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09567">
                <text:p>9.0956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583923">
                <text:p>8.5839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695896">
                <text:p>8.6958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823935">
                <text:p>8.8239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031926">
                <text:p>9.0319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023934">
                <text:p>9.023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023934">
                <text:p>9.023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023934">
                <text:p>9.023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023934">
                <text:p>9.02393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2392">
                <text:p>8.823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.71988">
                <text:p>8.719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71988">
                <text:p>8.719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815917">
                <text:p>8.8159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679898">
                <text:p>8.6798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887894">
                <text:p>8.88789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759868">
                <text:p>8.75986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863909">
                <text:p>8.86390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791934">
                <text:p>8.791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.791934">
                <text:p>8.791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76788">
                <text:p>8.767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575868">
                <text:p>8.575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575868">
                <text:p>8.57586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887832">
                <text:p>8.8878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75923">
                <text:p>8.7759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775923">
                <text:p>8.7759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775923">
                <text:p>8.7759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567928">
                <text:p>8.5679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567928">
                <text:p>8.5679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567928">
                <text:p>8.5679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519946">
                <text:p>8.5199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735942">
                <text:p>8.7359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735942">
                <text:p>8.73594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607916">
                <text:p>8.6079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735945">
                <text:p>8.7359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735945">
                <text:p>8.7359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735945">
                <text:p>8.7359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735945">
                <text:p>8.7359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735945">
                <text:p>8.7359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615911">
                <text:p>8.6159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327953">
                <text:p>8.3279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439896">
                <text:p>8.43989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327871">
                <text:p>8.3278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279882">
                <text:p>8.2798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279882">
                <text:p>8.2798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279882">
                <text:p>8.2798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279882">
                <text:p>8.2798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279882">
                <text:p>8.2798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279882">
                <text:p>8.2798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7.991928">
                <text:p>7.9919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7.991928">
                <text:p>7.9919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7.991928">
                <text:p>7.9919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7.919869">
                <text:p>7.919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7.919869">
                <text:p>7.919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7.919869">
                <text:p>7.919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7.919869">
                <text:p>7.919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031919">
                <text:p>8.03191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023913">
                <text:p>8.0239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151941">
                <text:p>8.1519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375938">
                <text:p>8.3759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295882">
                <text:p>8.2958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175936">
                <text:p>8.1759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175936">
                <text:p>8.1759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279899">
                <text:p>8.2798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463899">
                <text:p>8.46389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207921">
                <text:p>8.2079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207921">
                <text:p>8.2079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207921">
                <text:p>8.2079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423924">
                <text:p>8.4239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367945">
                <text:p>8.367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239922">
                <text:p>8.239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239922">
                <text:p>8.2399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.143947">
                <text:p>8.1439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.143947">
                <text:p>8.1439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143947">
                <text:p>8.1439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143947">
                <text:p>8.1439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.143947">
                <text:p>8.1439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.143947">
                <text:p>8.1439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047907">
                <text:p>8.0479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927869">
                <text:p>7.927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7.927869">
                <text:p>7.92786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039823">
                <text:p>8.0398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071896">
                <text:p>8.0718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071896">
                <text:p>8.0718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071896">
                <text:p>8.0718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071896">
                <text:p>8.0718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071896">
                <text:p>8.07189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255838">
                <text:p>8.255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271838">
                <text:p>8.27183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223795">
                <text:p>8.2237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.047786">
                <text:p>8.0477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.831836">
                <text:p>7.8318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.831836">
                <text:p>7.8318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831836">
                <text:p>7.8318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.831836">
                <text:p>7.8318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.831836">
                <text:p>7.8318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.703817">
                <text:p>7.70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.58379">
                <text:p>7.583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.58379">
                <text:p>7.583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.471824">
                <text:p>7.4718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.631838">
                <text:p>7.6318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.671898">
                <text:p>7.6718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.671898">
                <text:p>7.6718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.671898">
                <text:p>7.6718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.671898">
                <text:p>7.6718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.671898">
                <text:p>7.6718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.639828">
                <text:p>7.6398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.639828">
                <text:p>7.6398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.639828">
                <text:p>7.6398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.639828">
                <text:p>7.6398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.879814">
                <text:p>7.87981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007769">
                <text:p>8.00776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.663817">
                <text:p>7.66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663817">
                <text:p>7.66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.663817">
                <text:p>7.66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.663817">
                <text:p>7.66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.663817">
                <text:p>7.66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.663817">
                <text:p>7.66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.663817">
                <text:p>7.66381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.575773">
                <text:p>7.57577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.799752">
                <text:p>7.799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.799752">
                <text:p>7.799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7.799752">
                <text:p>7.7997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7.967781">
                <text:p>7.9677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7.967781">
                <text:p>7.96778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7.855823">
                <text:p>7.8558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7.855823">
                <text:p>7.8558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7.967791">
                <text:p>7.9677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967791">
                <text:p>7.9677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7.967791">
                <text:p>7.9677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7.967791">
                <text:p>7.9677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7.967791">
                <text:p>7.9677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7.967791">
                <text:p>7.9677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7.967791">
                <text:p>7.9677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287732">
                <text:p>8.287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287732">
                <text:p>8.287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287732">
                <text:p>8.287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287732">
                <text:p>8.287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287732">
                <text:p>8.287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287732">
                <text:p>8.2877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199766">
                <text:p>8.1997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135893">
                <text:p>8.1358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167883">
                <text:p>8.1678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167883">
                <text:p>8.1678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031863">
                <text:p>8.0318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031863">
                <text:p>8.0318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7.967795">
                <text:p>7.9677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7.967795">
                <text:p>7.9677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7.967795">
                <text:p>7.96779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7.919809">
                <text:p>7.91980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7.655834">
                <text:p>7.6558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7.59979">
                <text:p>7.599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7.59979">
                <text:p>7.599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7.607842">
                <text:p>7.607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7.607842">
                <text:p>7.607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7.607842">
                <text:p>7.607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7.607842">
                <text:p>7.607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7.607842">
                <text:p>7.607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7.607842">
                <text:p>7.607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7.607842">
                <text:p>7.60784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7.487828">
                <text:p>7.4878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7.487828">
                <text:p>7.4878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7.487828">
                <text:p>7.4878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7.487828">
                <text:p>7.4878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7.447841">
                <text:p>7.4478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7.447841">
                <text:p>7.44784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7.223852">
                <text:p>7.22385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7.263764">
                <text:p>7.2637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7.263764">
                <text:p>7.2637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7.175747">
                <text:p>7.175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7.175747">
                <text:p>7.175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7.175747">
                <text:p>7.175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7.175747">
                <text:p>7.175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7.175747">
                <text:p>7.175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.175747">
                <text:p>7.175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7.175747">
                <text:p>7.1757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7.279763">
                <text:p>7.2797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7.279763">
                <text:p>7.2797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7.279763">
                <text:p>7.27976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7.303806">
                <text:p>7.3038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7.303806">
                <text:p>7.3038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7.303806">
                <text:p>7.3038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7.303806">
                <text:p>7.3038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7.415793">
                <text:p>7.41579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7.567808">
                <text:p>7.56780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7.503756">
                <text:p>7.5037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7.583801">
                <text:p>7.5838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7.583801">
                <text:p>7.5838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7.583801">
                <text:p>7.5838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7.583801">
                <text:p>7.5838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7.583801">
                <text:p>7.5838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7.583801">
                <text:p>7.5838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7.343809">
                <text:p>7.34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7.343809">
                <text:p>7.34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7.343809">
                <text:p>7.3438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7.287761">
                <text:p>7.287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7.287761">
                <text:p>7.287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7.287761">
                <text:p>7.287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7.287761">
                <text:p>7.287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7.287761">
                <text:p>7.2877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7.30382">
                <text:p>7.303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7.351805">
                <text:p>7.3518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7.351805">
                <text:p>7.3518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7.351805">
                <text:p>7.3518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487831">
                <text:p>7.4878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28783">
                <text:p>7.287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28783">
                <text:p>7.287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28783">
                <text:p>7.287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28783">
                <text:p>7.287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239781">
                <text:p>7.2397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295817">
                <text:p>7.2958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055839">
                <text:p>7.055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055839">
                <text:p>7.055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055839">
                <text:p>7.055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055839">
                <text:p>7.055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055839">
                <text:p>7.055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055839">
                <text:p>7.05583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6.879836">
                <text:p>6.8798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6.879836">
                <text:p>6.8798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6.879836">
                <text:p>6.8798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6.879836">
                <text:p>6.87983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6.615861">
                <text:p>6.6158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6.583801">
                <text:p>6.583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6.583801">
                <text:p>6.58380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6.535831">
                <text:p>6.5358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6.535831">
                <text:p>6.5358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6.647866">
                <text:p>6.64786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6.599875">
                <text:p>6.5998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6.727884">
                <text:p>6.7278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6.727884">
                <text:p>6.7278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6.727884">
                <text:p>6.7278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6.727884">
                <text:p>6.7278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6.727884">
                <text:p>6.7278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6.727884">
                <text:p>6.7278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6.767809">
                <text:p>6.76780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6.383875">
                <text:p>6.3838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6.415851">
                <text:p>6.4158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6.375797">
                <text:p>6.3757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.327897">
                <text:p>6.3278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6.327897">
                <text:p>6.32789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6.271836">
                <text:p>6.2718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6.271836">
                <text:p>6.2718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6.263783">
                <text:p>6.2637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6.27979">
                <text:p>6.2797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6.223799">
                <text:p>6.223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6.223799">
                <text:p>6.223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6.223799">
                <text:p>6.223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6.223799">
                <text:p>6.223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.223799">
                <text:p>6.2237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6.231735">
                <text:p>6.2317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.07184">
                <text:p>6.071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6.07184">
                <text:p>6.071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6.127884">
                <text:p>6.127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6.127884">
                <text:p>6.127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6.127884">
                <text:p>6.127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.9039">
                <text:p>5.90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5.895823">
                <text:p>5.8958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5.895823">
                <text:p>5.8958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5.903799">
                <text:p>5.9037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5.903799">
                <text:p>5.90379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5.959726">
                <text:p>5.9597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5.959726">
                <text:p>5.9597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5.959726">
                <text:p>5.9597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5.887773">
                <text:p>5.887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.887773">
                <text:p>5.887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.887773">
                <text:p>5.887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.887773">
                <text:p>5.887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.887773">
                <text:p>5.887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5.887773">
                <text:p>5.887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5.887773">
                <text:p>5.8877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5.895839">
                <text:p>5.89583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5.839849">
                <text:p>5.8398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5.895835">
                <text:p>5.8958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6.047778">
                <text:p>6.04777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6.071785">
                <text:p>6.0717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6.071785">
                <text:p>6.0717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6.071785">
                <text:p>6.0717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6.071785">
                <text:p>6.0717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6.071785">
                <text:p>6.0717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6.071785">
                <text:p>6.0717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6.071785">
                <text:p>6.0717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6.119829">
                <text:p>6.1198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6.151819">
                <text:p>6.151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6.151819">
                <text:p>6.151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6.151819">
                <text:p>6.151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.151819">
                <text:p>6.151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6.151819">
                <text:p>6.1518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6.191884">
                <text:p>6.191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6.191884">
                <text:p>6.191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6.191884">
                <text:p>6.191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6.191884">
                <text:p>6.191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6.191884">
                <text:p>6.19188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5.935899">
                <text:p>5.9358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5.943841">
                <text:p>5.9438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5.855814">
                <text:p>5.8558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5.831826">
                <text:p>5.831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5.831826">
                <text:p>5.831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5.831826">
                <text:p>5.831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5.831826">
                <text:p>5.831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5.831826">
                <text:p>5.8318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5.815887">
                <text:p>5.8158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5.783839">
                <text:p>5.7838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5.783839">
                <text:p>5.7838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5.783839">
                <text:p>5.7838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5.783839">
                <text:p>5.7838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5.783839">
                <text:p>5.7838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5.783839">
                <text:p>5.7838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5.759841">
                <text:p>5.7598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5.759841">
                <text:p>5.7598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5.759841">
                <text:p>5.75984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5.767888">
                <text:p>5.7678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5.775844">
                <text:p>5.77584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5.559841">
                <text:p>5.5598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5.551894">
                <text:p>5.5518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5.551894">
                <text:p>5.5518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5.551898">
                <text:p>5.5518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5.551898">
                <text:p>5.5518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5.551898">
                <text:p>5.5518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5.551898">
                <text:p>5.5518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5.567895">
                <text:p>5.5678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5.527902">
                <text:p>5.52790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5.543819">
                <text:p>5.5438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5.551787">
                <text:p>5.55178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5.495754">
                <text:p>5.49575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5.375798">
                <text:p>5.37579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5.29582">
                <text:p>5.2958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